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Condensed1" svg:font-family="'DejaVu Sans Condensed'"/>
    <style:font-face style:name="DejaVu Sans Mono" svg:font-family="'DejaVu Sans Mono'" style:font-family-generic="modern" style:font-pitch="fixed"/>
    <style:font-face style:name="Droid Sans2" svg:font-family="'Droid Sans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/>
      <style:text-properties fo:color="#33cc66" style:font-name="Droid Sans Mono"/>
    </style:style>
    <style:style style:name="P2" style:family="paragraph" style:parent-style-name="Preformatted_20_Text">
      <style:paragraph-properties fo:margin-top="0in" fo:margin-bottom="0in"/>
      <style:text-properties fo:color="#008000" style:font-name="Droid Sans Mono"/>
    </style:style>
    <style:style style:name="P3" style:family="paragraph" style:parent-style-name="Preformatted_20_Text">
      <style:paragraph-properties fo:margin-top="0in" fo:margin-bottom="0in"/>
      <style:text-properties style:font-name="Droid Sans Mono"/>
    </style:style>
    <style:style style:name="P4" style:family="paragraph" style:parent-style-name="Preformatted_20_Text">
      <style:paragraph-properties fo:margin-top="0in" fo:margin-bottom="0in"/>
      <style:text-properties fo:color="#ff0000" style:font-name="Droid Sans Mono"/>
    </style:style>
    <style:style style:name="P5" style:family="paragraph" style:parent-style-name="Preformatted_20_Text">
      <style:text-properties fo:color="#008000" style:font-name="Droid Sans Mono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Droid Sans" fo:font-size="10.5pt" style:font-size-asian="10.5pt" style:font-size-complex="10.5pt"/>
    </style:style>
    <style:style style:name="P8" style:family="paragraph">
      <style:paragraph-properties fo:text-align="center"/>
      <style:text-properties style:font-name="Droid Sans" fo:font-weight="bold" style:font-weight-asian="bold" style:font-weight-complex="bold"/>
    </style:style>
    <style:style style:name="P9" style:family="paragraph">
      <style:paragraph-properties fo:text-align="center"/>
      <style:text-properties style:font-name="Droid Sans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style:font-name="Droid Sans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33cc66"/>
    </style:style>
    <style:style style:name="T5" style:family="text">
      <style:text-properties fo:color="#008000"/>
    </style:style>
    <style:style style:name="T6" style:family="text">
      <style:text-properties fo:color="#008000" style:font-name="Droid Sans Mono"/>
    </style:style>
    <style:style style:name="T7" style:family="text">
      <style:text-properties fo:color="#008000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Droid Sans" fo:font-size="10.5pt" style:font-size-asian="10.5pt" style:font-size-complex="10.5pt"/>
    </style:style>
    <style:style style:name="T10" style:family="text">
      <style:text-properties style:font-name="Droid Sans" fo:font-weight="bold" style:font-weight-asian="bold" style:font-weight-complex="bold"/>
    </style:style>
    <style:style style:name="T11" style:family="text">
      <style:text-properties style:font-name="Droid Sans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94bd5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gradient" draw:fill-color="#e6ff00" draw:fill-gradient-name="Rectangular_20_red_2f_whit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94bd5e" draw:fill-gradient-name="Rectangular_20_red_2f_white"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94bd5e" draw:fill-gradient-name="Gradient_20_4"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94bd5e"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6" draw:style-name="gr4" draw:text-style-name="P9" svg:width="2.0386in" svg:height="0.2713in" svg:x="3.3535in" svg:y="0.0472in"><text:p text:style-name="P6"><text:span text:style-name="T11">Don't forget shebang line</text:span></text:p><draw:enhanced-geometry svg:viewBox="0 0 21600 21600" draw:text-areas="800 800 20800 20800" draw:type="round-rectangular-callout" draw:modifiers="-11447.4114441417 2430.690537084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style-name="gr3" draw:text-style-name="P8" svg:width="5.615in" svg:height="0.2087in" svg:x="0.0118in" svg:y="-0.2445in"><text:p text:style-name="P6"><text:span text:style-name="T10">Max 80 Characters</text:span></text:p><draw:enhanced-geometry svg:viewBox="0 0 21600 21600" draw:text-areas="?f0 0 ?f4 21600" draw:type="left-right-arrow-callout" draw:modifiers="2206.48033638387 0 1405.09522631709 5388.77338877339" draw:enhanced-path="M ?f0 0 L ?f4 0 ?f4 ?f3 ?f6 ?f3 ?f6 ?f1 21600 10800 ?f6 ?f5 ?f6 ?f7 ?f4 ?f7 ?f4 21600 ?f0 21600 ?f0 ?f7 ?f2 ?f7 ?f2 ?f5 0 10800 ?f2 ?f1 ?f2 ?f3 ?f0 ?f3 Z N"><draw:equation draw:name="f0" draw:formula="$0 "/><draw:equation draw:name="f1" draw:formula="$1 "/><draw:equation draw:name="f2" draw:formula="$2 "/><draw:equation draw:name="f3" draw:formula="$3 "/><draw:equation draw:name="f4" draw:formula="21600-?f0 "/><draw:equation draw:name="f5" draw:formula="21600-?f1 "/><draw:equation draw:name="f6" draw:formula="21600-?f2 "/><draw:equation draw:name="f7" draw:formula="21600-?f3 "/><draw:handle draw:handle-position="$0 top" draw:handle-range-x-minimum="$2" draw:handle-range-x-maximum="10800"/><draw:handle draw:handle-position="$2 $3" draw:handle-range-x-minimum="0" draw:handle-range-x-maximum="$0" draw:handle-range-y-minimum="$1" draw:handle-range-y-maximum="10800"/><draw:handle draw:handle-position="left $1" draw:handle-range-y-minimum="0" draw:handle-range-y-maximum="$3"/></draw:enhanced-geometry></draw:custom-shape>#!/usr/bin/env python</text:p>
      <text:p text:style-name="P3"># Copyright (C) 2011 TUBITAK/BILGEM</text:p>
      <text:p text:style-name="P3"><draw:custom-shape text:anchor-type="paragraph" draw:z-index="8" draw:style-name="gr5" draw:text-style-name="P6" svg:width="0.2189in" svg:height="0.3232in" svg:x="-0.0299in" svg:y="0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9" draw:style-name="gr2" draw:text-style-name="P7" svg:width="0.8858in" svg:height="0.3024in" svg:x="-0.9154in" svg:y="0in"><text:p text:style-name="P6"><text:span text:style-name="T9">2 blank lines</text:span></text:p><draw:enhanced-geometry svg:viewBox="0 0 21600 21600" draw:type="rectangle" draw:enhanced-path="M 0 0 L 21600 0 21600 21600 0 21600 0 0 Z N"/></draw:custom-shape><draw:line text:anchor-type="paragraph" draw:z-index="3" draw:style-name="gr1" draw:text-style-name="P6" svg:x1="0.1346in" svg:y1="0in" svg:x2="1.8638in" svg:y2="0in"><text:p/></draw:line><draw:custom-shape text:anchor-type="paragraph" draw:z-index="10" draw:style-name="gr6" draw:text-style-name="P11" svg:width="1.974in" svg:height="0.6815in" svg:x="2.9598in" svg:y="0.0634in"><text:p text:style-name="P10"><text:span text:style-name="T11">* Copyright statement</text:span></text:p><text:p text:style-name="P10"><text:span text:style-name="T11">* License boilerplate</text:span></text:p><text:p text:style-name="P10"><text:span text:style-name="T11">* Author</text:span></text:p><draw:enhanced-geometry svg:viewBox="0 0 21600 21600" draw:text-areas="800 800 20800 20800" draw:type="round-rectangular-callout" draw:modifiers="-3867.18255364052 -1825.661914460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><draw:line text:anchor-type="paragraph" draw:z-index="4" draw:style-name="gr1" draw:text-style-name="P6" svg:x1="0.1453in" svg:y1="0.161in" svg:x2="1.8744in" svg:y2="0.161in"><text:p/></draw:line></text:p>
      <text:p text:style-name="P3"><text:span text:style-name="T8">class</text:span> SampleClass(<text:span text:style-name="T7">object</text:span>):</text:p>
      <text:p text:style-name="P2"><draw:custom-shape text:anchor-type="paragraph" draw:z-index="11" draw:style-name="gr5" draw:text-style-name="P6" svg:width="0.1878in" svg:height="0.3205in" draw:transform="rotate (1.60221225333049) translate (0.01875in 0.298611111111111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 <text:s text:c="3"/>"""Summary of class here.</text:p>
      <text:p text:style-name="P2"><draw:custom-shape text:anchor-type="paragraph" draw:z-index="12" draw:style-name="gr7" draw:text-style-name="P6" svg:width="0.165in" svg:height="0.1976in" svg:x="0.0398in" svg:y="0.1366in"><text:p/><draw:enhanced-geometry svg:viewBox="0 0 841 854" draw:mirror-horizontal="true" draw:mirror-vertical="false" draw:type="non-primitive" draw:enhanced-path="M 517 247 L 517 415 264 415 264 0 0 0 0 680 517 680 517 854 841 547 517 247 Z N"/></draw:custom-shape><draw:frame text:anchor-type="paragraph" draw:z-index="13" draw:style-name="gr8" draw:text-style-name="P9" svg:width="0.8996in" svg:height="0.3898in" svg:x="-0.7736in" svg:y="0.0783in"><draw:text-box><text:p text:style-name="P6"><text:span text:style-name="T11">4 spaces, No tabs</text:span></text:p></draw:text-box></draw:frame></text:p>
      <text:p text:style-name="P2"><text:s text:c="4"/>Longer class information....</text:p>
      <text:p text:style-name="P2"><text:s text:c="4"/>Longer class information....</text:p>
      <text:p text:style-name="P2"/>
      <text:p text:style-name="P2"><text:s text:c="4"/>Attributes:</text:p>
      <text:p text:style-name="P2"><text:s text:c="8"/>like: A boolean indicating if we like SPAM or not.</text:p>
      <text:p text:style-name="P2"><text:s text:c="4"/>"""</text:p>
      <text:p text:style-name="P3"/>
      <text:p text:style-name="P3"><text:s text:c="4"/><text:span text:style-name="T8">def</text:span> __init__(<text:span text:style-name="T8">self</text:span>, like=False):</text:p>
      <text:p text:style-name="P3"><text:s text:c="8"/>"""Inits SampleClass with blah."""</text:p>
      <text:p text:style-name="P3"><draw:line text:anchor-type="paragraph" draw:z-index="0" draw:style-name="gr1" draw:text-style-name="P6" svg:x1="0.1681in" svg:y1="0.1382in" svg:x2="1.7307in" svg:y2="0.1382in"><text:p/></draw:line><draw:custom-shape text:anchor-type="paragraph" draw:z-index="2" draw:style-name="gr2" draw:text-style-name="P7" svg:width="0.813in" svg:height="0.1689in" svg:x="-0.811in" svg:y="0.1382in"><text:p text:style-name="P6"><text:span text:style-name="T9">1 blank line</text:span></text:p><draw:enhanced-geometry svg:viewBox="0 0 21600 21600" draw:type="rectangle" draw:enhanced-path="M 0 0 L 21600 0 21600 21600 0 21600 0 0 Z N"/></draw:custom-shape><draw:custom-shape text:anchor-type="paragraph" draw:z-index="7" draw:style-name="gr5" draw:text-style-name="P6" svg:width="0.1567in" svg:height="0.1776in" svg:x="0.0016in" svg:y="0.1409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 <text:s text:c="7"/><text:span text:style-name="T8">self</text:span>.like = like</text:p>
      <text:p text:style-name="P3"><draw:line text:anchor-type="paragraph" draw:z-index="1" draw:style-name="gr1" draw:text-style-name="P6" svg:x1="0.1575in" svg:y1="0.1563in" svg:x2="1.7303in" svg:y2="0.152in"><text:p/></draw:line></text:p>
      <text:p text:style-name="P3"><text:s text:c="4"/><text:span text:style-name="T8">def</text:span> fetch_bigtable_rows(big_table, keys):</text:p>
      <text:p text:style-name="P3"><text:s text:c="8"/>"""Fetches rows from a Bigtable.</text:p>
      <text:p text:style-name="P3"/>
      <text:p text:style-name="P3"><text:s text:c="8"/>Retrieves rows pertaining to the given keys from the Table</text:p>
      <text:p text:style-name="P3"><text:s text:c="8"/>instance represented by big_table.</text:p>
      <text:p text:style-name="P3"/>
      <text:p text:style-name="P3"><text:s text:c="7"/><text:span text:style-name="T5"><text:s/>Args:</text:span></text:p>
      <text:p text:style-name="P3"><text:s text:c="12"/>big_table: An open Bigtable Table instance.</text:p>
      <text:p text:style-name="P3"><text:s text:c="12"/>keys: A sequence of strings representing the key of</text:p>
      <text:p text:style-name="P3"><text:s text:c="16"/>each table row to fetch.</text:p>
      <text:p text:style-name="P3"/>
      <text:p text:style-name="P3"><text:s text:c="5"/><text:span text:style-name="T5"><text:s text:c="3"/>Returns:</text:span></text:p>
      <text:p text:style-name="P3"><text:s text:c="12"/>A dict mapping keys to the corresponding table row data</text:p>
      <text:p text:style-name="P3"><text:s text:c="12"/>fetched. Example may given.</text:p>
      <text:p text:style-name="P3"/>
      <text:p text:style-name="P3"><text:s text:c="6"/><text:span text:style-name="T5"><text:s text:c="2"/>Raises:</text:span></text:p>
      <text:p text:style-name="P3"><text:s text:c="12"/>IOError: An error occurred accessing the bigtable.</text:p>
      <text:p text:style-name="P3"><text:s text:c="16"/>Table object.</text:p>
      <text:p text:style-name="P3"><text:s text:c="8"/>"""</text:p>
      <text:p text:style-name="P4"><text:s text:c="8"/><text:span text:style-name="T8">print</text:span> “Do not use ;” ; print “No two cmd in one line”</text:p>
      <text:p text:style-name="P3"><text:s text:c="8"/><text:span text:style-name="T8">if</text:span> <text:span text:style-name="T1">(self.like)</text:span>:</text:p>
      <text:p text:style-name="P3"><text:s text:c="12"/><text:span text:style-name="T8">print</text:span> “Use parantheses wisely”</text:p>
      <text:p text:style-name="Preformatted_20_Text"><text:s text:c="8"/><text:span text:style-name="T6">foo = 1000 <text:s/># comment</text:span></text:p>
      <text:p text:style-name="P5"><text:s text:c="8"/>long_name = 2 <text:s/># comment that should not be aligned</text:p>
      <text:p text:style-name="P1"/>
      <text:p text:style-name="P3"><text:span text:style-name="T4"><text:s text:c="8"/></text:span><text:span text:style-name="T3"># Strings</text:span></text:p>
      <text:p text:style-name="P3"><text:s text:c="8"/><text:span text:style-name="T1">x = '%s%s' % (a, b)</text:span> <text:s/># use + in this case, <text:span text:style-name="T4">x = a + b</text:span></text:p>
      <text:p text:style-name="P3"><text:s text:c="8"/><text:span text:style-name="T1">x = imperative + ', ' + expletive + '!'</text:span></text:p>
      <text:p text:style-name="Preformatted_20_Text"><text:span text:style-name="T1"><text:s text:c="8"/></text:span><text:span text:style-name="T6">x = '%s, %s!' % (imperative, expletive)</text:span></text:p>
      <text:p text:style-name="P1"/>
      <text:p text:style-name="Preformatted_20_Text"><text:s text:c="7"/><text:span text:style-name="T6"><text:s/># TODO(admin@pardus.org.tr): Drop the use of "has_key".</text:span></text:p>
      <text:p text:style-name="P5"><text:s text:c="8"/># TODO(Zeki) change this to use relations.</text:p>
      <text:p text:style-name="P5"/>
      <text:p text:style-name="P3"><text:s text:c="8"/><text:span text:style-name="T8">if</text:span> foo: bar(foo) <text:s/># One statement per line</text:p>
      <text:p text:style-name="P3"><text:s text:c="8"/><text:span text:style-name="T2">else</text:span><text:span text:style-name="T1">: <text:s text:c="2"/>baz(foo)</text:span> <text:s/># if there is no else block</text:p>
      <text:p text:style-name="P3"/>
      <text:p text:style-name="P3"><text:span text:style-name="T8">def</text:span> main():</text:p>
      <text:p text:style-name="P3"><text:s text:c="4"/># The main functionality should be in a main() function.</text:p>
      <text:p text:style-name="P3"><text:s text:c="4"/><text:span text:style-name="T8">pass</text:span></text:p>
      <text:p text:style-name="P3"/>
      <text:p text:style-name="P5"><text:span text:style-name="T8">if</text:span> __name__ == '__main__':</text:p>
      <text:p text:style-name="P5"><text:s text:c="4"/>mai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 Condensed1" svg:font-family="'DejaVu Sans Condensed'"/>
    <style:font-face style:name="DejaVu Sans Mono" svg:font-family="'DejaVu Sans Mono'" style:font-family-generic="modern" style:font-pitch="fixed"/>
    <style:font-face style:name="Droid Sans2" svg:font-family="'Droid Sans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Droid Sans1" svg:font-family="'Droid Sans'" style:font-family-generic="system" style:font-pitch="variable"/>
  </office:font-face-decls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Droid Sans1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roid Sans1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roid Sans1" style:font-size-asian="14pt" style:font-name-complex="DejaVu Sans Condense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DejaVu Sans Condensed1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 Condensed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2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6016in" fo:margin-right="1.015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30T11:37:15</meta:creation-date>
    <dc:date>2011-05-31T16:10:34</dc:date>
    <meta:editing-duration>PT3H27M14S</meta:editing-duration>
    <meta:editing-cycles>5</meta:editing-cycles>
    <meta:generator>LibreOffice/3.3$Unix LibreOffice_project/330m19$Build-202</meta:generator>
    <meta:print-date>2011-05-30T14:43:07</meta:print-date>
    <meta:document-statistic meta:table-count="0" meta:image-count="0" meta:object-count="0" meta:page-count="1" meta:paragraph-count="45" meta:word-count="232" meta:character-count="1675"/>
  </office:meta>
</office:document-meta>
</file>